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color="#333333" style:font-name="Liberation Serif" fo:font-size="12pt" fo:font-weight="normal" officeooo:rsid="0019ac09" officeooo:paragraph-rsid="0019ac09" fo:background-color="#fafafa" style:font-size-asian="12pt" style:font-size-complex="12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3">
      <style:text-properties officeooo:paragraph-rsid="001c7e47"/>
    </style:style>
    <style:style style:name="P8" style:family="paragraph" style:parent-style-name="Text_20_body">
      <style:text-properties officeooo:rsid="001c7e47" officeooo:paragraph-rsid="001c7e47"/>
    </style:style>
    <style:style style:name="P9" style:family="paragraph" style:parent-style-name="Text_20_body">
      <style:text-properties officeooo:rsid="001e4ad0" officeooo:paragraph-rsid="001e4ad0"/>
    </style:style>
    <style:style style:name="P10" style:family="paragraph" style:parent-style-name="Text_20_body" style:list-style-name="L4">
      <style:text-properties officeooo:rsid="001e4ad0" officeooo:paragraph-rsid="001e4ad0"/>
    </style:style>
    <style:style style:name="P11" style:family="paragraph" style:parent-style-name="Text_20_body" style:list-style-name="L4">
      <style:text-properties officeooo:paragraph-rsid="001e4ad0"/>
    </style:style>
    <style:style style:name="T1" style:family="text">
      <style:text-properties fo:color="#e45649"/>
    </style:style>
    <style:style style:name="T2" style:family="text">
      <style:text-properties fo:color="#333333" fo:font-weight="normal" fo:background-color="#fafafa" loext:char-shading-value="0"/>
    </style:style>
    <style:style style:name="T3" style:family="text">
      <style:text-properties fo:color="#333333" fo:font-weight="normal" officeooo:rsid="0016f227" fo:background-color="#fafafa" loext:char-shading-value="0"/>
    </style:style>
    <style:style style:name="T4" style:family="text">
      <style:text-properties fo:color="#333333" fo:font-weight="normal" officeooo:rsid="0019ac09" fo:background-color="#fafafa" loext:char-shading-value="0"/>
    </style:style>
    <style:style style:name="T5" style:family="text">
      <style:text-properties officeooo:rsid="001c7e47"/>
    </style:style>
    <style:style style:name="T6" style:family="text">
      <style:text-properties officeooo:rsid="001e4a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span text:style-name="T5">Recherche dans Kibana</text:span></text:p>
      <text:p text:style-name="P1"/>
      <text:list xml:id="list1118787411" text:style-name="L1">
        <text:list-item>
          <text:p text:style-name="P3">Tous les avions en provenance de New York qui ont eu du retard ?</text:p>
        </text:list-item>
      </text:list>
      <text:p text:style-name="Text_20_body">OriginCityName:"New York" AND FlightDelay:true</text:p>
      <text:p text:style-name="Text_20_body">(trois vols seulement en 1 mois) – on peut observer 3 pics sur le graphique</text:p>
      <text:list xml:id="list950544312" text:style-name="L2">
        <text:list-item>
          <text:p text:style-name="P4">La quantité d'avion ayant eu du retard hier soir entre 21h30 et 22h ?</text:p>
        </text:list-item>
      </text:list>
      <text:p text:style-name="P2"><text:span text:style-name="T3">FlightD</text:span><text:span text:style-name="T2">elay:</text:span><text:span text:style-name="T3">t</text:span><text:span text:style-name="T2">rue </text:span><text:span text:style-name="T3">+ changer la période en mode absolu </text:span><text:span text:style-name="T4">en haut à droite</text:span></text:p>
      <text:p text:style-name="P5">ou </text:p>
      <text:p text:style-name="P5">FlightDelay:true <text:span text:style-name="T5">+ Add a filter.</text:span></text:p>
      <text:p text:style-name="Text_20_body"/>
      <text:list xml:id="list3651448106" text:style-name="L3">
        <text:list-item>
          <text:p text:style-name="P7"><text:span text:style-name="T5">Le prix moyen des billets par companie avec une visualisation</text:span></text:p>
        </text:list-item>
      </text:list>
      <text:p text:style-name="P8">cliquer sur AvgTicketPrice dans la liste des propriétés &gt; visualize</text:p>
      <text:p text:style-name="P8">Axe Y  cliquez sur la flèche bleue : </text:p>
      <text:p text:style-name="Text_20_body"/>
      <text:list xml:id="list2334814457" text:style-name="L4">
        <text:list-item>
          <text:p text:style-name="P11"><text:span text:style-name="T6">Aller dans la section dashboard. Explorer les différentes visualisation</text:span></text:p>
          <text:list>
            <text:list-item>
              <text:p text:style-name="P10">Utilisez la section contrôle pour ajouter des filtres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56:04.960596439</meta:creation-date>
    <dc:date>2018-11-16T15:35:50.686720556</dc:date>
    <meta:editing-duration>PT8H38S</meta:editing-duration>
    <meta:editing-cycles>2</meta:editing-cycles>
    <meta:generator>LibreOffice/6.0.7.3.0$Linux_X86_64 LibreOffice_project/00m0$Build-3</meta:generator>
    <meta:document-statistic meta:table-count="0" meta:image-count="0" meta:object-count="0" meta:page-count="1" meta:paragraph-count="13" meta:word-count="117" meta:character-count="673" meta:non-whitespace-character-count="570"/>
  </office:meta>
</office:document-meta>
</file>